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language="en" fo:country="US" style:language-asian="zxx" style:country-asian="none" style:language-complex="zxx" style:country-complex="none"/>
    </style:style>
    <style:style style:name="P2" style:family="paragraph" style:parent-style-name="Preformatted_20_Text">
      <style:text-properties fo:font-size="20pt" fo:language="en" fo:country="US" fo:font-weight="bold" style:language-asian="zxx" style:country-asian="none" style:language-complex="zxx" style:country-complex="none"/>
    </style:style>
    <style:style style:name="P3" style:family="paragraph" style:parent-style-name="Preformatted_20_Text">
      <style:text-properties fo:color="#009999" fo:language="en" fo:country="US" style:language-asian="zxx" style:country-asian="none" style:language-complex="zxx" style:country-complex="none"/>
    </style:style>
    <style:style style:name="P4" style:family="paragraph" style:parent-style-name="Preformatted_20_Text">
      <style:text-properties fo:color="#000000" fo:language="en" fo:country="US" style:language-asian="zxx" style:country-asian="none" style:language-complex="zxx" style:country-complex="none"/>
    </style:style>
    <style:style style:name="P5"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spectre/first-encounter -</text:p>
      <text:p text:style-name="P1"/>
      <text:p text:style-name="P1">MAN'S VOICE: "Well well well what do we have here?" <text:s/>You sit up from your impact on the ground and find yourself looking up at the face of the sleeping man whom you had seen earlier. <text:s/>He certainly is not sleeping anymore though. <text:s/>He looms over you with his hat in hands and a wicked grin on his face. <text:s/></text:p>
      <text:p text:style-name="P1"/>
      <text:p text:style-name="P5">-- What happened?</text:p>
      <text:p text:style-name="P1"/>
      <text:p text:style-name="P1">MAN'S VOICE: "Oh, nothing but a trick of the mind, my dear, although you should know all about that."</text:p>
      <text:p text:style-name="P1"/>
      <text:p text:style-name="P5">-- What are you talking about? | Who are you?</text:p>
      <text:p text:style-name="P1"/>
      <text:p text:style-name="P1">MR SPECTRE: "Allow me to explain. <text:s/>My name is Mr. Spectre. <text:s/>I'm not really anybody significant, just what you might call a 'wanderer' or perhaps in your case a 'parasite'." He flashes a grin at you. <text:s/>"I was just passing by when I spotted this wonderful place and decided that I simply must stick around."</text:p>
      <text:p text:style-name="P1"/>
      <text:p text:style-name="P5">-- What exactly is this place?</text:p>
      <text:p text:style-name="P1"/>
      <text:p text:style-name="P1">MR SPECTRE: "Why, my dear, we are inside your mind. <text:s/>I thought you must have realized that by now?"</text:p>
      <text:p text:style-name="P1"/>
      <text:p text:style-name="P5">-- Inside my... mind?</text:p>
      <text:p text:style-name="P1"/>
      <text:p text:style-name="P1">MR SPECTRE: "Indeed. <text:s/>Everything you see around you has been constructed by your subconscious mind. <text:s/>Every. <text:s/>Single. <text:s/>Thing." <text:s/>He plucks a leaf off of the aspen tree behind him. <text:s/>"This also means that anything in here can also be deconstructed by your mind as well." <text:s/>He holds the leaf out to you, and when you take it, the leaf disintegrates in your hands.</text:p>
      <text:p text:style-name="P1"/>
      <text:p text:style-name="P5">-- Why are you interested in sticking around?</text:p>
      <text:p text:style-name="P1"/>
      <text:p text:style-name="P1">MR SPECTRE: "Because I find this place so very interesting." <text:s/>You frown in confusion. <text:s/>"Tis the only place like it that is so well-defined! <text:s/>Look around you, my dear. <text:s/>Does it not feel real. <text:s/>I could bring anybody into this place and they would not know the difference between the world and your mind." <text:s/>He brings his face down to your level. <text:s/>"Quite frankly, I find the thought of that fascinating." </text:p>
      <text:p text:style-name="P1"/>
      <text:p text:style-name="P5">-- What do you mean that you were 'passing-by'?</text:p>
      <text:p text:style-name="P1"/>
      <text:p text:style-name="P1">MR SPECTRE: "Exactly what I said. <text:s/>I knew nothing of this place until recently. <text:s/>I just happened to notice it and I got curious." <text:s/>He shrugs. <text:s/>"These things tend to happen from time to time."</text:p>
      <text:p text:style-name="P1"/>
      <text:p text:style-name="P5">-- (after all previous choices have been explored)</text:p>
      <text:p text:style-name="P1"/>
      <text:p text:style-name="P1">MR SPECTRE: "But shall we get down to business? <text:s/>More specifically, let us discus the reason why I have brought you in here." <text:s/>His face is now deadly serious, showing no sign that it had been madly grinning not a moment ago. <text:s/>"While I have given your mind some considerable praise, you should know that almost everything you see is a lie. <text:s/>There are many places in your mind where even I would not dare to go. <text:s/>Dangerous, vile, and diseased places that plague the depths of this world, hiding out of sight, pushed away from the surface. <text:s/>And only a tenuous force keeps this filth at bay." <text:s/></text:p>
      <text:p text:style-name="P1"/>
      <text:p text:style-name="P1">He pauses and indicates the ground. <text:s/>You are still sitting on the patch of dirt and bush that you had landed on before. <text:s/>He takes his hand and, like a knife through butter, scoops out a rough square foot of the dirt, which disintegrates just like the leaf you held earlier. <text:s/>In the hole that remains is a puddle of black tar. <text:s/>Mr. Spectre uses his other hand to scoop out the tar. <text:s/>It smells disgusting and you flinch away from it. <text:s/>And that's when you notice that it's a moving, living liquid, oozing over Spectre's hands dripping to the ground and trying to slide away from the hole from which it came.</text:p>
      <text:p text:style-name="P1"/>
      <text:p text:style-name="P1">MR SPECTRE: "This is what is beneath your feet everywhere you walk." He scoops up the tar and dispenses it in the hole. <text:s/>As he does so, the dirt around it begins to crumble and meld and soon it is filled with dirt just as it had been before. <text:s/>You see no sign that the black stuff was there at all. <text:s/>“Lucky enough for us we are standing in a place that can successfully contain it. <text:s/>But if you go further and further out to the fringes of the world, all that your mind has constructed to keep that tar out becomes more and more broken down. <text:s/>Eventually you will reach a point where black tar is all you can see around you.”</text:p>
      <text:p text:style-name="P1"/>
      <text:p text:style-name="P5">-- What should I do?</text:p>
      <text:p text:style-name="P1"><text:soft-page-break/></text:p>
      <text:p text:style-name="P1">MR SPECTRE: "This is your mind. <text:s/>You figure it out. <text:s/>I just thought you ought to know about it."</text:p>
      <text:p text:style-name="P1"/>
      <text:p text:style-name="P5">-- That's all well and good, but how do I get out of here? | How fantastically helpful.</text:p>
      <text:p text:style-name="P1"/>
      <text:p text:style-name="P1">MR SPECTRE: "You can leave any time you want. <text:s/>You just have to tell your mind to let you go." <text:s/>He has now reverted back to his obnoxious grinning.</text:p>
      <text:p text:style-name="P1"/>
      <text:p text:style-name="P5">-- That's it?</text:p>
      <text:p text:style-name="P1"/>
      <text:p text:style-name="P1">MR SPECTRE: "Sounds simple right? <text:s/>Why don't you try?"</text:p>
      <text:p text:style-name="P1"/>
      <text:p text:style-name="P5">-- (Try to leave.)</text:p>
      <text:p text:style-name="P1"/>
      <text:p text:style-name="P1">You close your eyes and try to tell your mind to let you leave. <text:s/>You feel an odd sensation and you open your eyes.</text:p>
      <text:p text:style-name="P1"/>
      <text:p text:style-name="P1">You sit in the same place as before, looking directly at Mr Spectre's face.</text:p>
      <text:p text:style-name="P1"/>
      <text:p text:style-name="P1">MR SPECTRE: "Tsk Tsk. <text:s/>Disipline. <text:s/>Looks like you don't have very good control over your mind, my dear." <text:s/>He stands and plucks another leaf from the tree behind him. <text:s/>"But I stand by what I said: you simply have to tell your mind to let you leave. <text:s/>However, I'm sure you realize something by now. Your mind is very wild and has a will of it's own. <text:s/>It takes some considerable effort to reel it in and tell it what to do."</text:p>
      <text:p text:style-name="P1"/>
      <text:p text:style-name="P5">-- How are *you* able to control things in here then?</text:p>
      <text:p text:style-name="P1"/>
      <text:p text:style-name="P1">MR SPECTRE: "Well it seems that I may understand you better than you do!" He laughs.</text:p>
      <text:p text:style-name="P1"/>
      <text:p text:style-name="P5">-- How do I train myself to have better control over my mind?</text:p>
      <text:p text:style-name="P1"/>
      <text:p text:style-name="P1">MR SPECTRE: "A good question, one that many people besides you have asked. <text:s/>I don't have the answer to your question, but I suppose I could give you some advice." <text:s/>He holds his hands out in front of himself and a smokey globe appears between them. <text:s/>On it you can see Conscience, frantically running through thick forest, falling down and getting up again.</text:p>
      <text:p text:style-name="P1"/>
      <text:p text:style-name="P1">MR SPECTRE: "You have met her right? <text:s/>I believe her name is Conscience?" <text:s/>You nod. <text:s/>"She's a pretty smart kid, kind-hearted and curious; has a lot of potential if you know what I mean." Once again his face abruptly turns serious. <text:s/>"But you won't find anybody else in here willing to admit that of her, and I find that both odd and a bit sad."</text:p>
      <text:p text:style-name="P1"/>
      <text:p text:style-name="P1">MR SPECTRE: "I suggest you discover the origins of this... tragedy." <text:s/>He looks morosely at Conscience running in the orb.</text:p>
      <text:p text:style-name="P1"/>
      <text:p text:style-name="P5">-- Tragedy?</text:p>
      <text:p text:style-name="P4"/>
      <text:p text:style-name="P4">MR SPECTRE: "Yes. <text:s/>I believe tragedy is the correct word. <text:s/>She has so much potential, but it appears you, and by extension nobody in your mind can see that. <text:s/>They treat her poorly instead.”</text:p>
      <text:p text:style-name="P1"/>
      <text:p text:style-name="P5">-- They?'</text:p>
      <text:p text:style-name="P3"/>
      <text:p text:style-name="P4">MR SPECTRE: "'They' as in all the people that your mind has created to represent different beings. <text:s/>You'll understand once you get to a more civilized place.”</text:p>
      <text:p text:style-name="P1"/>
      <text:p text:style-name="P5">-- How do “they” treat her?</text:p>
      <text:p text:style-name="P1"/>
      <text:p text:style-name="P1">MR SPECTRE: "Not good." <text:s/>His tone indicates that's all he's willing to say. <text:s/>You wonder what kind of people would treat Conscience in such a way.</text:p>
      <text:p text:style-name="P1"/>
      <text:p text:style-name="P5">-- That's all you can tell me? <text:s/></text:p>
      <text:p text:style-name="P1"/>
      <text:p text:style-name="P1">MR SPECTRE: "I have already told you more than my better judgment has advised me." <text:s/>He snaps his fingers and the orb showing Conscience disappears. <text:s/>"I'll be around if you want to find me, although I can't see why you would. <text:s/>Like I said, I enjoy this place, so I don't think that I'll be leaving too soon and I am merely an indifferent observer. <text:s/>I have no plans to interfere. <text:s/>This is your mind." <text:s/>He turns his back and waves his hand. <text:s/>"But dear, don't get too wrapped up in here. <text:s/>It would be a shame if you got trapped in som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3M4S</meta:editing-duration>
    <meta:editing-cycles>43</meta:editing-cycles>
    <meta:generator>OpenOffice/4.1.1$Win32 OpenOffice.org_project/411m6$Build-9775</meta:generator>
    <dc:date>2016-05-26T10:28:39.65</dc:date>
    <meta:document-statistic meta:table-count="0" meta:image-count="0" meta:object-count="0" meta:page-count="2" meta:paragraph-count="42" meta:word-count="1319" meta:character-count="7022"/>
    <meta:user-defined meta:name="Info 1"/>
    <meta:user-defined meta:name="Info 2"/>
    <meta:user-defined meta:name="Info 3"/>
    <meta:user-defined meta:name="Info 4"/>
  </office:meta>
</office:document-meta>
</file>